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4682b4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1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3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0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46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1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1.5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4682b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T1" style:family="text">
      <style:text-properties fo:color="#4d4d4d" style:font-name="Helvetica" fo:font-size="9pt" style:font-size-asian="9pt" style:font-name-complex="Helvetica" style:font-size-complex="9pt"/>
    </style:style>
    <style:style style:name="T2" style:family="text">
      <style:text-properties fo:color="#000000" style:font-name="Helvetica" fo:font-size="11pt" style:font-size-asian="11pt" style:font-name-complex="Helvetica" style:font-size-complex="11pt"/>
    </style:style>
    <style:style style:name="T3" style:family="text">
      <style:text-properties fo:color="#000000" style:font-name="Helvetica" fo:font-size="13pt" style:font-size-asian="13pt" style:font-name-complex="Helvetica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17.78cm" svg:x="0cm" svg:y="0cm" svg:viewBox="0 0 17781 17781" draw:points="0,17781 17781,17781 17781,0 0,0">
          <text:p/>
        </draw:polygon>
        <draw:polygon draw:style-name="gr2" draw:text-style-name="P2" draw:layer="layout" svg:width="13.062cm" svg:height="15.815cm" svg:x="4.524cm" svg:y="0.808cm" svg:viewBox="0 0 13063 15816" draw:points="0,15816 13063,15816 13063,0 0,0">
          <text:p/>
        </draw:polygon>
        <draw:line draw:style-name="gr3" draw:text-style-name="P3" draw:layer="layout" svg:x1="6.723cm" svg:y1="16.623cm" svg:x2="6.723cm" svg:y2="0.808cm">
          <text:p/>
        </draw:line>
        <draw:line draw:style-name="gr3" draw:text-style-name="P3" draw:layer="layout" svg:x1="9.71cm" svg:y1="16.623cm" svg:x2="9.71cm" svg:y2="0.808cm">
          <text:p/>
        </draw:line>
        <draw:line draw:style-name="gr3" draw:text-style-name="P3" draw:layer="layout" svg:x1="12.697cm" svg:y1="16.623cm" svg:x2="12.697cm" svg:y2="0.808cm">
          <text:p/>
        </draw:line>
        <draw:line draw:style-name="gr3" draw:text-style-name="P3" draw:layer="layout" svg:x1="15.685cm" svg:y1="16.623cm" svg:x2="15.685cm" svg:y2="0.808cm">
          <text:p/>
        </draw:line>
        <draw:line draw:style-name="gr4" draw:text-style-name="P3" draw:layer="layout" svg:x1="4.524cm" svg:y1="15.775cm" svg:x2="17.586cm" svg:y2="15.775cm">
          <text:p/>
        </draw:line>
        <draw:line draw:style-name="gr4" draw:text-style-name="P3" draw:layer="layout" svg:x1="4.524cm" svg:y1="14.364cm" svg:x2="17.586cm" svg:y2="14.364cm">
          <text:p/>
        </draw:line>
        <draw:line draw:style-name="gr4" draw:text-style-name="P3" draw:layer="layout" svg:x1="4.524cm" svg:y1="12.952cm" svg:x2="17.586cm" svg:y2="12.952cm">
          <text:p/>
        </draw:line>
        <draw:line draw:style-name="gr4" draw:text-style-name="P3" draw:layer="layout" svg:x1="4.524cm" svg:y1="11.54cm" svg:x2="17.586cm" svg:y2="11.54cm">
          <text:p/>
        </draw:line>
        <draw:line draw:style-name="gr4" draw:text-style-name="P3" draw:layer="layout" svg:x1="4.524cm" svg:y1="10.128cm" svg:x2="17.586cm" svg:y2="10.128cm">
          <text:p/>
        </draw:line>
        <draw:line draw:style-name="gr4" draw:text-style-name="P3" draw:layer="layout" svg:x1="4.524cm" svg:y1="8.716cm" svg:x2="17.586cm" svg:y2="8.716cm">
          <text:p/>
        </draw:line>
        <draw:line draw:style-name="gr4" draw:text-style-name="P3" draw:layer="layout" svg:x1="4.524cm" svg:y1="7.304cm" svg:x2="17.586cm" svg:y2="7.304cm">
          <text:p/>
        </draw:line>
        <draw:line draw:style-name="gr4" draw:text-style-name="P3" draw:layer="layout" svg:x1="4.524cm" svg:y1="5.892cm" svg:x2="17.586cm" svg:y2="5.892cm">
          <text:p/>
        </draw:line>
        <draw:line draw:style-name="gr4" draw:text-style-name="P3" draw:layer="layout" svg:x1="4.524cm" svg:y1="4.48cm" svg:x2="17.586cm" svg:y2="4.48cm">
          <text:p/>
        </draw:line>
        <draw:line draw:style-name="gr4" draw:text-style-name="P3" draw:layer="layout" svg:x1="4.524cm" svg:y1="3.068cm" svg:x2="17.586cm" svg:y2="3.068cm">
          <text:p/>
        </draw:line>
        <draw:line draw:style-name="gr4" draw:text-style-name="P3" draw:layer="layout" svg:x1="4.524cm" svg:y1="1.656cm" svg:x2="17.586cm" svg:y2="1.656cm">
          <text:p/>
        </draw:line>
        <draw:line draw:style-name="gr4" draw:text-style-name="P3" draw:layer="layout" svg:x1="5.229cm" svg:y1="16.623cm" svg:x2="5.229cm" svg:y2="0.808cm">
          <text:p/>
        </draw:line>
        <draw:line draw:style-name="gr4" draw:text-style-name="P3" draw:layer="layout" svg:x1="8.217cm" svg:y1="16.623cm" svg:x2="8.217cm" svg:y2="0.808cm">
          <text:p/>
        </draw:line>
        <draw:line draw:style-name="gr4" draw:text-style-name="P3" draw:layer="layout" svg:x1="11.204cm" svg:y1="16.623cm" svg:x2="11.204cm" svg:y2="0.808cm">
          <text:p/>
        </draw:line>
        <draw:line draw:style-name="gr4" draw:text-style-name="P3" draw:layer="layout" svg:x1="14.191cm" svg:y1="16.623cm" svg:x2="14.191cm" svg:y2="0.808cm">
          <text:p/>
        </draw:line>
        <draw:line draw:style-name="gr4" draw:text-style-name="P3" draw:layer="layout" svg:x1="17.178cm" svg:y1="16.623cm" svg:x2="17.178cm" svg:y2="0.808cm">
          <text:p/>
        </draw:line>
        <draw:polygon draw:style-name="gr5" draw:text-style-name="P4" draw:layer="layout" svg:width="0.112cm" svg:height="1.271cm" svg:x="5.117cm" svg:y="15.14cm" svg:viewBox="0 0 113 1272" draw:points="0,1272 113,1272 113,0 0,0">
          <text:p/>
        </draw:polygon>
        <draw:polygon draw:style-name="gr5" draw:text-style-name="P4" draw:layer="layout" svg:width="0.081cm" svg:height="1.271cm" svg:x="5.148cm" svg:y="13.728cm" svg:viewBox="0 0 82 1272" draw:points="0,1272 82,1272 82,0 0,0">
          <text:p/>
        </draw:polygon>
        <draw:polygon draw:style-name="gr5" draw:text-style-name="P4" draw:layer="layout" svg:width="0.043cm" svg:height="1.271cm" svg:x="5.187cm" svg:y="12.316cm" svg:viewBox="0 0 44 1272" draw:points="0,1272 44,1272 44,0 0,0">
          <text:p/>
        </draw:polygon>
        <draw:polygon draw:style-name="gr5" draw:text-style-name="P4" draw:layer="layout" svg:width="0.194cm" svg:height="1.271cm" svg:x="5.229cm" svg:y="10.904cm" svg:viewBox="0 0 195 1272" draw:points="0,1272 195,1272 195,0 0,0">
          <text:p/>
        </draw:polygon>
        <draw:polygon draw:style-name="gr5" draw:text-style-name="P4" draw:layer="layout" svg:width="0.257cm" svg:height="1.271cm" svg:x="5.229cm" svg:y="9.492cm" svg:viewBox="0 0 258 1272" draw:points="0,1272 258,1272 258,0 0,0">
          <text:p/>
        </draw:polygon>
        <draw:polygon draw:style-name="gr5" draw:text-style-name="P4" draw:layer="layout" svg:width="0.261cm" svg:height="1.271cm" svg:x="5.229cm" svg:y="8.08cm" svg:viewBox="0 0 262 1272" draw:points="0,1272 262,1272 262,0 0,0">
          <text:p/>
        </draw:polygon>
        <draw:polygon draw:style-name="gr5" draw:text-style-name="P4" draw:layer="layout" svg:width="0.506cm" svg:height="1.271cm" svg:x="5.229cm" svg:y="6.668cm" svg:viewBox="0 0 507 1272" draw:points="0,1272 507,1272 507,0 0,0">
          <text:p/>
        </draw:polygon>
        <draw:polygon draw:style-name="gr5" draw:text-style-name="P4" draw:layer="layout" svg:width="3.145cm" svg:height="1.271cm" svg:x="5.229cm" svg:y="5.256cm" svg:viewBox="0 0 3146 1272" draw:points="0,1272 3146,1272 3146,0 0,0">
          <text:p/>
        </draw:polygon>
        <draw:polygon draw:style-name="gr5" draw:text-style-name="P4" draw:layer="layout" svg:width="4.059cm" svg:height="1.271cm" svg:x="5.229cm" svg:y="3.844cm" svg:viewBox="0 0 4060 1272" draw:points="0,1272 4060,1272 4060,0 0,0">
          <text:p/>
        </draw:polygon>
        <draw:polygon draw:style-name="gr5" draw:text-style-name="P4" draw:layer="layout" svg:width="11.197cm" svg:height="1.271cm" svg:x="5.229cm" svg:y="2.432cm" svg:viewBox="0 0 11198 1272" draw:points="0,1272 11198,1272 11198,0 0,0">
          <text:p/>
        </draw:polygon>
        <draw:polygon draw:style-name="gr5" draw:text-style-name="P4" draw:layer="layout" svg:width="11.763cm" svg:height="1.271cm" svg:x="5.229cm" svg:y="1.02cm" svg:viewBox="0 0 11764 1272" draw:points="0,1272 11764,1272 11764,0 0,0">
          <text:p/>
        </draw:polygon>
        <draw:frame draw:style-name="gr6" draw:text-style-name="P6" draw:layer="layout" svg:width="1.225cm" svg:height="0.454cm" svg:x="3.133cm" svg:y="15.526cm">
          <draw:text-box>
            <text:p text:style-name="P5"><text:span text:style-name="T1">anaemia</text:span></text:p>
          </draw:text-box>
        </draw:frame>
        <draw:frame draw:style-name="gr7" draw:text-style-name="P6" draw:layer="layout" svg:width="2.119cm" svg:height="0.454cm" svg:x="2.168cm" svg:y="14.114cm">
          <draw:text-box>
            <text:p text:style-name="P5"><text:span text:style-name="T1">blood pressure</text:span></text:p>
          </draw:text-box>
        </draw:frame>
        <draw:frame draw:style-name="gr8" draw:text-style-name="P6" draw:layer="layout" svg:width="1.213cm" svg:height="0.454cm" svg:x="3.15cm" svg:y="12.702cm">
          <draw:text-box>
            <text:p text:style-name="P5"><text:span text:style-name="T1">diabetes</text:span></text:p>
          </draw:text-box>
        </draw:frame>
        <draw:frame draw:style-name="gr9" draw:text-style-name="P6" draw:layer="layout" svg:width="1.196cm" svg:height="0.454cm" svg:x="3.168cm" svg:y="11.29cm">
          <draw:text-box>
            <text:p text:style-name="P5"><text:span text:style-name="T1">platelets</text:span></text:p>
          </draw:text-box>
        </draw:frame>
        <draw:frame draw:style-name="gr10" draw:text-style-name="P6" draw:layer="layout" svg:width="3.634cm" svg:height="0.454cm" svg:x="0.662cm" svg:y="9.878cm">
          <draw:text-box>
            <text:p text:style-name="P5"><text:span text:style-name="T1">creatinine phosphokinase</text:span></text:p>
          </draw:text-box>
        </draw:frame>
        <draw:frame draw:style-name="gr11" draw:text-style-name="P6" draw:layer="layout" svg:width="0.502cm" svg:height="0.454cm" svg:x="3.866cm" svg:y="8.466cm">
          <draw:text-box>
            <text:p text:style-name="P5"><text:span text:style-name="T1">sex</text:span></text:p>
          </draw:text-box>
        </draw:frame>
        <draw:frame draw:style-name="gr12" draw:text-style-name="P6" draw:layer="layout" svg:width="1.192cm" svg:height="0.454cm" svg:x="3.168cm" svg:y="7.054cm">
          <draw:text-box>
            <text:p text:style-name="P5"><text:span text:style-name="T1">smoking</text:span></text:p>
          </draw:text-box>
        </draw:frame>
        <draw:frame draw:style-name="gr13" draw:text-style-name="P6" draw:layer="layout" svg:width="2.004cm" svg:height="0.454cm" svg:x="2.263cm" svg:y="5.642cm">
          <draw:text-box>
            <text:p text:style-name="P5"><text:span text:style-name="T1">serum sodium</text:span></text:p>
          </draw:text-box>
        </draw:frame>
        <draw:frame draw:style-name="gr14" draw:text-style-name="P6" draw:layer="layout" svg:width="0.535cm" svg:height="0.454cm" svg:x="3.821cm" svg:y="4.23cm">
          <draw:text-box>
            <text:p text:style-name="P5"><text:span text:style-name="T1">age</text:span></text:p>
          </draw:text-box>
        </draw:frame>
        <draw:frame draw:style-name="gr15" draw:text-style-name="P6" draw:layer="layout" svg:width="2.246cm" svg:height="0.454cm" svg:x="2.042cm" svg:y="2.818cm">
          <draw:text-box>
            <text:p text:style-name="P5"><text:span text:style-name="T1">ejection fraction</text:span></text:p>
          </draw:text-box>
        </draw:frame>
        <draw:line draw:style-name="gr16" draw:text-style-name="P3" draw:layer="layout" svg:x1="4.427cm" svg:y1="15.775cm" svg:x2="4.524cm" svg:y2="15.775cm">
          <text:p/>
        </draw:line>
        <draw:line draw:style-name="gr16" draw:text-style-name="P3" draw:layer="layout" svg:x1="4.427cm" svg:y1="14.364cm" svg:x2="4.524cm" svg:y2="14.364cm">
          <text:p/>
        </draw:line>
        <draw:line draw:style-name="gr16" draw:text-style-name="P3" draw:layer="layout" svg:x1="4.427cm" svg:y1="12.952cm" svg:x2="4.524cm" svg:y2="12.952cm">
          <text:p/>
        </draw:line>
        <draw:line draw:style-name="gr16" draw:text-style-name="P3" draw:layer="layout" svg:x1="4.427cm" svg:y1="11.54cm" svg:x2="4.524cm" svg:y2="11.54cm">
          <text:p/>
        </draw:line>
        <draw:line draw:style-name="gr16" draw:text-style-name="P3" draw:layer="layout" svg:x1="4.427cm" svg:y1="10.128cm" svg:x2="4.524cm" svg:y2="10.128cm">
          <text:p/>
        </draw:line>
        <draw:line draw:style-name="gr16" draw:text-style-name="P3" draw:layer="layout" svg:x1="4.427cm" svg:y1="8.716cm" svg:x2="4.524cm" svg:y2="8.716cm">
          <text:p/>
        </draw:line>
        <draw:line draw:style-name="gr16" draw:text-style-name="P3" draw:layer="layout" svg:x1="4.427cm" svg:y1="7.304cm" svg:x2="4.524cm" svg:y2="7.304cm">
          <text:p/>
        </draw:line>
        <draw:line draw:style-name="gr16" draw:text-style-name="P3" draw:layer="layout" svg:x1="4.427cm" svg:y1="5.892cm" svg:x2="4.524cm" svg:y2="5.892cm">
          <text:p/>
        </draw:line>
        <draw:line draw:style-name="gr16" draw:text-style-name="P3" draw:layer="layout" svg:x1="4.427cm" svg:y1="4.48cm" svg:x2="4.524cm" svg:y2="4.48cm">
          <text:p/>
        </draw:line>
        <draw:line draw:style-name="gr16" draw:text-style-name="P3" draw:layer="layout" svg:x1="4.427cm" svg:y1="3.068cm" svg:x2="4.524cm" svg:y2="3.068cm">
          <text:p/>
        </draw:line>
        <draw:line draw:style-name="gr16" draw:text-style-name="P3" draw:layer="layout" svg:x1="4.427cm" svg:y1="1.656cm" svg:x2="4.524cm" svg:y2="1.656cm">
          <text:p/>
        </draw:line>
        <draw:line draw:style-name="gr16" draw:text-style-name="P3" draw:layer="layout" svg:x1="5.229cm" svg:y1="16.719cm" svg:x2="5.229cm" svg:y2="16.623cm">
          <text:p/>
        </draw:line>
        <draw:line draw:style-name="gr16" draw:text-style-name="P3" draw:layer="layout" svg:x1="8.217cm" svg:y1="16.719cm" svg:x2="8.217cm" svg:y2="16.623cm">
          <text:p/>
        </draw:line>
        <draw:line draw:style-name="gr16" draw:text-style-name="P3" draw:layer="layout" svg:x1="11.204cm" svg:y1="16.719cm" svg:x2="11.204cm" svg:y2="16.623cm">
          <text:p/>
        </draw:line>
        <draw:line draw:style-name="gr16" draw:text-style-name="P3" draw:layer="layout" svg:x1="14.191cm" svg:y1="16.719cm" svg:x2="14.191cm" svg:y2="16.623cm">
          <text:p/>
        </draw:line>
        <draw:line draw:style-name="gr16" draw:text-style-name="P3" draw:layer="layout" svg:x1="17.178cm" svg:y1="16.719cm" svg:x2="17.178cm" svg:y2="16.623cm">
          <text:p/>
        </draw:line>
        <draw:frame draw:style-name="gr17" draw:text-style-name="P6" draw:layer="layout" svg:width="2.364cm" svg:height="0.454cm" svg:x="1.91cm" svg:y="1.406cm">
          <draw:text-box>
            <text:p text:style-name="P5"><text:span text:style-name="T1">serum creatinine</text:span></text:p>
          </draw:text-box>
        </draw:frame>
        <draw:frame draw:style-name="gr18" draw:text-style-name="P6" draw:layer="layout" svg:width="0.624cm" svg:height="0.454cm" svg:x="4.921cm" svg:y="16.661cm">
          <draw:text-box>
            <text:p text:style-name="P5"><text:span text:style-name="T1">0.00</text:span></text:p>
          </draw:text-box>
        </draw:frame>
        <draw:frame draw:style-name="gr18" draw:text-style-name="P6" draw:layer="layout" svg:width="0.624cm" svg:height="0.454cm" svg:x="7.908cm" svg:y="16.661cm">
          <draw:text-box>
            <text:p text:style-name="P5"><text:span text:style-name="T1">0.01</text:span></text:p>
          </draw:text-box>
        </draw:frame>
        <draw:frame draw:style-name="gr18" draw:text-style-name="P6" draw:layer="layout" svg:width="0.624cm" svg:height="0.454cm" svg:x="10.896cm" svg:y="16.661cm">
          <draw:text-box>
            <text:p text:style-name="P5"><text:span text:style-name="T1">0.02</text:span></text:p>
          </draw:text-box>
        </draw:frame>
        <draw:frame draw:style-name="gr18" draw:text-style-name="P6" draw:layer="layout" svg:width="0.624cm" svg:height="0.454cm" svg:x="13.883cm" svg:y="16.661cm">
          <draw:text-box>
            <text:p text:style-name="P5"><text:span text:style-name="T1">0.03</text:span></text:p>
          </draw:text-box>
        </draw:frame>
        <draw:frame draw:style-name="gr18" draw:text-style-name="P6" draw:layer="layout" svg:width="0.624cm" svg:height="0.454cm" svg:x="16.87cm" svg:y="16.661cm">
          <draw:text-box>
            <text:p text:style-name="P5"><text:span text:style-name="T1">0.04</text:span></text:p>
          </draw:text-box>
        </draw:frame>
        <draw:frame draw:style-name="gr19" draw:text-style-name="P7" draw:layer="layout" svg:width="3.27cm" svg:height="0.56cm" svg:x="9.429cm" svg:y="17.048cm">
          <draw:text-box>
            <text:p text:style-name="P5"><text:span text:style-name="T2">accuracy reduction</text:span></text:p>
          </draw:text-box>
        </draw:frame>
        <draw:frame draw:style-name="gr20" draw:text-style-name="P7" draw:layer="layout" svg:width="1.412cm" svg:height="0.56cm" draw:transform="rotate (1.5707963267949) translate (0.027cm 9.411cm)">
          <draw:text-box>
            <text:p text:style-name="P5"><text:span text:style-name="T2">features</text:span></text:p>
          </draw:text-box>
        </draw:frame>
        <draw:frame draw:style-name="gr21" draw:text-style-name="P8" draw:layer="layout" svg:width="11.59cm" svg:height="0.657cm" svg:x="0.2cm" svg:y="-0.003cm">
          <draw:text-box>
            <text:p text:style-name="P5"><text:span text:style-name="T3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5T11:04:35.394812889</dc:date>
    <meta:editing-duration>PT46S</meta:editing-duration>
    <meta:editing-cycles>2</meta:editing-cycles>
    <meta:generator>LibreOffice/6.0.7.3$Linux_X86_64 LibreOffice_project/00m0$Build-3</meta:generator>
    <meta:document-statistic meta:object-count="68"/>
  </office:meta>
</office:document-meta>
</file>